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5.433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/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>
      <style:map style:condition="is-true-formula([.$J1]&gt;COLUMN([.A1])-3)" style:apply-style-name="Parameter" style:base-cell-address="Sheet1.A1"/>
    </style:style>
    <style:style style:name="ce6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45" table:default-cell-style-name="ce3"/>
        <table:table-column table:style-name="co6" table:number-columns-repeated="768" table:default-cell-style-name="ce3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f:=AND([.Q2:.Q10000])" office:value-type="boolean" office:boolean-value="true">
            <text:p>TRUE</text:p>
          </table:table-cell>
          <table:table-cell table:style-name="ce4"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TRUE();100;10)" office:value-type="float" office:value="100">
            <text:p>100</text:p>
          </table:table-cell>
          <table:table-cell table:style-name="ce5" table:number-columns-repeated="7"/>
          <table:table-cell table:style-name="ce7"/>
          <table:table-cell office:value-type="string">
            <text:p>Constant condition</text:p>
          </table:table-cell>
          <table:table-cell office:value-type="string">
            <text:p>IF</text:p>
          </table:table-cell>
          <table:table-cell table:style-name="ce8"/>
          <table:table-cell/>
          <table:table-cell/>
          <table:table-cell table:formula="of:=IF(ISBLANK([.M2]);[.A2];[.M2])" office:value-type="float" office:value="100">
            <text:p>100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FALSE();100;10)" office:value-type="float" office:value="10">
            <text:p>10</text:p>
          </table:table-cell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/>
          <table:table-cell/>
          <table:table-cell table:formula="of:=IF(ISBLANK([.M3]);[.A3];[.M3])" office:value-type="float" office:value="10">
            <text:p>10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];100;10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6"/>
          <table:table-cell table:style-name="ce7" office:value-type="float" office:value="1">
            <text:p>1</text:p>
          </table:table-cell>
          <table:table-cell office:value-type="string">
            <text:p>Reference condition</text:p>
          </table:table-cell>
          <table:table-cell/>
          <table:table-cell table:style-name="ce8"/>
          <table:table-cell/>
          <table:table-cell/>
          <table:table-cell table:formula="of:=IF(ISBLANK([.M5]);[.A5];[.M5])" office:value-type="float" office:value="100">
            <text:p>100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6];100;10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6"/>
          <table:table-cell table:style-name="ce7" office:value-type="float" office:value="1">
            <text:p>1</text:p>
          </table:table-cell>
          <table:table-cell table:number-columns-repeated="2"/>
          <table:table-cell table:style-name="ce8"/>
          <table:table-cell/>
          <table:table-cell/>
          <table:table-cell table:formula="of:=IF(ISBLANK([.M6]);[.A6];[.M6])" office:value-type="float" office:value="10">
            <text:p>10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8];[.D8];[.E8]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office:value-type="string">
            <text:p>Return reference</text:p>
          </table:table-cell>
          <table:table-cell/>
          <table:table-cell table:style-name="ce8"/>
          <table:table-cell/>
          <table:table-cell/>
          <table:table-cell table:formula="of:=IF(ISBLANK([.M8]);[.A8];[.M8])" office:value-type="float" office:value="100">
            <text:p>100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9];[.D9];[.E9]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9]);[.A9];[.M9])" office:value-type="float" office:value="10">
            <text:p>10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10">
            <text:p>110</text:p>
          </table:table-cell>
          <table:table-cell table:formula="of:=IF([.C11];[.D11]+[.E11];[.D11]-[.E11])" office:value-type="float" office:value="110">
            <text:p>110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office:value-type="string">
            <text:p>Return expression</text:p>
          </table:table-cell>
          <table:table-cell/>
          <table:table-cell table:style-name="ce8"/>
          <table:table-cell/>
          <table:table-cell/>
          <table:table-cell table:formula="of:=IF(ISBLANK([.M11]);[.A11];[.M11])" office:value-type="float" office:value="110">
            <text:p>110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0">
            <text:p>90</text:p>
          </table:table-cell>
          <table:table-cell table:formula="of:=IF([.C12];[.D12]+[.E12];[.D12]-[.E12])" office:value-type="float" office:value="90">
            <text:p>90</text:p>
          </table:table-cell>
          <table:table-cell table:style-name="ce6" office:value-type="boolean" office:boolean-value="false">
            <text:p>FALS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12]);[.A12];[.M12])" office:value-type="float" office:value="90">
            <text:p>90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string">
            <text:p>yes</text:p>
          </table:table-cell>
          <table:table-cell table:formula="of:=IF([.C14];[.D14];[.E14])" office:value-type="string" office:string-value="yes">
            <text:p>ye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office:value-type="string">
            <text:p>Return string</text:p>
          </table:table-cell>
          <table:table-cell office:value-type="string">
            <text:p>IF</text:p>
          </table:table-cell>
          <table:table-cell table:style-name="ce8"/>
          <table:table-cell/>
          <table:table-cell/>
          <table:table-cell table:formula="of:=IF(ISBLANK([.M14]);[.A14];[.M14])" office:value-type="string" office:string-value="yes">
            <text:p>yes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no</text:p>
          </table:table-cell>
          <table:table-cell table:formula="of:=IF([.C15];[.D15];[.E15])" office:value-type="string" office:string-value="no">
            <text:p>no</text:p>
          </table:table-cell>
          <table:table-cell table:style-name="ce6" office:value-type="boolean" office:boolean-value="false">
            <text:p>FALS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15]);[.A15];[.M15])" office:value-type="string" office:string-value="no">
            <text:p>no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17]&gt;[.D17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office:value-type="string">
            <text:p>Comparison condition</text:p>
          </table:table-cell>
          <table:table-cell/>
          <table:table-cell table:style-name="ce8"/>
          <table:table-cell/>
          <table:table-cell/>
          <table:table-cell table:formula="of:=IF(ISBLANK([.M17]);[.A17];[.M17])" office:value-type="float" office:value="10">
            <text:p>10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18]&gt;[.D18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18]);[.A18];[.M18])" office:value-type="float" office:value="100">
            <text:p>100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19]&gt;[.D19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19]);[.A19];[.M19])" office:value-type="float" office:value="10">
            <text:p>10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0]&gt;[.D20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0]);[.A20];[.M20])" office:value-type="float" office:value="10">
            <text:p>10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1]&gt;[.D21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1]);[.A21];[.M21])" office:value-type="float" office:value="100">
            <text:p>100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2]&gt;[.D22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2]);[.A22];[.M22])" office:value-type="float" office:value="10">
            <text:p>10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4]&lt;[.D24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4]);[.A24];[.M24])" office:value-type="float" office:value="100">
            <text:p>100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5]&lt;[.D25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5]);[.A25];[.M25])" office:value-type="float" office:value="10">
            <text:p>10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6]&lt;[.D26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6]);[.A26];[.M26])" office:value-type="float" office:value="10">
            <text:p>10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7]&lt;[.D27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7]);[.A27];[.M27])" office:value-type="float" office:value="100">
            <text:p>100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8]&lt;[.D28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8]);[.A28];[.M28])" office:value-type="float" office:value="10">
            <text:p>10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9]&lt;[.D29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29]);[.A29];[.M29])" office:value-type="float" office:value="100">
            <text:p>100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1]&gt;=[.D31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1]);[.A31];[.M31])" office:value-type="float" office:value="10">
            <text:p>10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2]&gt;=[.D32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2]);[.A32];[.M32])" office:value-type="float" office:value="100">
            <text:p>100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3]&gt;=[.D33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3]);[.A33];[.M33])" office:value-type="float" office:value="100">
            <text:p>100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4]&gt;=[.D34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4]);[.A34];[.M34])" office:value-type="float" office:value="10">
            <text:p>10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5]&gt;=[.D35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5]);[.A35];[.M35])" office:value-type="float" office:value="100">
            <text:p>100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6]&gt;=[.D36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6]);[.A36];[.M36])" office:value-type="float" office:value="10">
            <text:p>10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8]&lt;=[.D38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8]);[.A38];[.M38])" office:value-type="float" office:value="100">
            <text:p>100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9]&lt;=[.D39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39]);[.A39];[.M39])" office:value-type="float" office:value="10">
            <text:p>10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0]&lt;=[.D40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0]);[.A40];[.M40])" office:value-type="float" office:value="100">
            <text:p>100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1]&lt;=[.D41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1]);[.A41];[.M41])" office:value-type="float" office:value="100">
            <text:p>100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2]&lt;=[.D42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2]);[.A42];[.M42])" office:value-type="float" office:value="10">
            <text:p>10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3]&lt;=[.D43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3]);[.A43];[.M43])" office:value-type="float" office:value="100">
            <text:p>100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5]=[.D45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5]);[.A45];[.M45])" office:value-type="float" office:value="10">
            <text:p>10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6]=[.D46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6]);[.A46];[.M46])" office:value-type="float" office:value="10">
            <text:p>10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7]=[.D47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7]);[.A47];[.M47])" office:value-type="float" office:value="100">
            <text:p>100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8]=[.D48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8]);[.A48];[.M48])" office:value-type="float" office:value="10">
            <text:p>10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9]=[.D49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49]);[.A49];[.M49])" office:value-type="float" office:value="10">
            <text:p>10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50]=[.D50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0]);[.A50];[.M50])" office:value-type="float" office:value="10">
            <text:p>10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2]&lt;&gt;[.D52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2]);[.A52];[.M52])" office:value-type="float" office:value="100">
            <text:p>100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3]&lt;&gt;[.D53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3]);[.A53];[.M53])" office:value-type="float" office:value="100">
            <text:p>100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54]&lt;&gt;[.D54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4]);[.A54];[.M54])" office:value-type="float" office:value="10">
            <text:p>10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5]&lt;&gt;[.D55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5]);[.A55];[.M55])" office:value-type="float" office:value="100">
            <text:p>100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6]&lt;&gt;[.D56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6]);[.A56];[.M56])" office:value-type="float" office:value="100">
            <text:p>100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7]&lt;&gt;[.D57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57]);[.A57];[.M57])" office:value-type="float" office:value="100">
            <text:p>100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NOT([.C59]&lt;&gt;[.D59])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office:value-type="string">
            <text:p>Boolean operator condition</text:p>
          </table:table-cell>
          <table:table-cell/>
          <table:table-cell table:style-name="ce8"/>
          <table:table-cell/>
          <table:table-cell/>
          <table:table-cell table:formula="of:=IF(ISBLANK([.M59]);[.A59];[.M59])" office:value-type="float" office:value="10">
            <text:p>10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NOT([.C60]&lt;&gt;[.D60])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60]);[.A60];[.M60])" office:value-type="float" office:value="10">
            <text:p>10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NOT([.C61]&lt;&gt;[.D61])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61]);[.A61];[.M61])" office:value-type="float" office:value="100">
            <text:p>100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NOT([.C63]=[.D63])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63]);[.A63];[.M63])" office:value-type="float" office:value="100">
            <text:p>100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NOT([.C64]=[.D64])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64]);[.A64];[.M64])" office:value-type="float" office:value="100">
            <text:p>100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NOT([.C65]=[.D65])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5"/>
          <table:table-cell table:style-name="ce7"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f:=IF(ISBLANK([.M65]);[.A65];[.M65])" office:value-type="float" office:value="10">
            <text:p>10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[.C67]=[.D67];[.E67]=[.F67])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67]);[.A67];[.M67])" office:value-type="float" office:value="100">
            <text:p>100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[.C68]=[.D68];[.E68]=[.F68]);100;10)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68]);[.A68];[.M68])" office:value-type="float" office:value="10">
            <text:p>10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[.C69]=[.D69];[.E69]=[.F69]);100;10)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69]);[.A69];[.M69])" office:value-type="float" office:value="10">
            <text:p>10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[.C70]=[.D70];[.E70]=[.F70])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70]);[.A70];[.M70])" office:value-type="float" office:value="10">
            <text:p>1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[.C72]=[.D72];[.E72]=[.F72])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72]);[.A72];[.M72])" office:value-type="float" office:value="100">
            <text:p>100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[.C73]=[.D73];[.E73]=[.F73]);100;10)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73]);[.A73];[.M73])" office:value-type="float" office:value="100">
            <text:p>100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[.C74]=[.D74];[.E74]=[.F74]);100;10)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74]);[.A74];[.M74])" office:value-type="float" office:value="10">
            <text:p>10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[.C75]=[.D75];[.E75]=[.F75])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7"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f:=IF(ISBLANK([.M75]);[.A75];[.M75])" office:value-type="float" office:value="100">
            <text:p>100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77:.D77]);[.E77]);100;10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77]);[.A77];[.M77])" office:value-type="float" office:value="100">
            <text:p>100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78:.D78]);[.E78]);100;10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78]);[.A78];[.M78])" office:value-type="float" office:value="100">
            <text:p>100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79:.D79]);[.E79]);100;10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79]);[.A79];[.M79])" office:value-type="float" office:value="100">
            <text:p>10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AND([.C80:.D80]);[.E80]);100;10)" office:value-type="float" office:value="10">
            <text:p>1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0]);[.A80];[.M80])" office:value-type="float" office:value="10">
            <text:p>10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81:.D81]);[.E81]);100;10)" office:value-type="float" office:value="100">
            <text:p>10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1]);[.A81];[.M81])" office:value-type="float" office:value="100">
            <text:p>100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AND([.C82:.D82]);[.E82]);100;10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2]);[.A82];[.M82])" office:value-type="float" office:value="10">
            <text:p>10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83:.D83]);[.E83]);100;10)" office:value-type="float" office:value="100">
            <text:p>10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3]);[.A83];[.M83])" office:value-type="float" office:value="100">
            <text:p>100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AND([.C84:.D84]);[.E84]);100;10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4]);[.A84];[.M84])" office:value-type="float" office:value="10">
            <text:p>10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OR([.C86:.D86]);[.E86]);100;10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6]);[.A86];[.M86])" office:value-type="float" office:value="100">
            <text:p>100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87:.D87]);[.E87]);100;10)" office:value-type="float" office:value="10">
            <text:p>1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7]);[.A87];[.M87])" office:value-type="float" office:value="10">
            <text:p>10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OR([.C88:.D88]);[.E88]);100;10)" office:value-type="float" office:value="100">
            <text:p>10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8]);[.A88];[.M88])" office:value-type="float" office:value="100">
            <text:p>100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89:.D89]);[.E89]);100;10)" office:value-type="float" office:value="10">
            <text:p>10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89]);[.A89];[.M89])" office:value-type="float" office:value="10">
            <text:p>10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OR([.C90:.D90]);[.E90]);100;10)" office:value-type="float" office:value="100">
            <text:p>10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90]);[.A90];[.M90])" office:value-type="float" office:value="100">
            <text:p>100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91:.D91]);[.E91]);100;10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91]);[.A91];[.M91])" office:value-type="float" office:value="10">
            <text:p>10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92:.D92]);[.E92]);100;10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92]);[.A92];[.M92])" office:value-type="float" office:value="10">
            <text:p>10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93:.D93]);[.E93]);100;10)" office:value-type="float" office:value="10">
            <text:p>10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6" office:value-type="boolean" office:boolean-value="false">
            <text:p>FALSE</text:p>
          </table:table-cell>
          <table:table-cell table:style-name="ce5" table:number-columns-repeated="4"/>
          <table:table-cell table:style-name="ce7"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f:=IF(ISBLANK([.M93]);[.A93];[.M93])" office:value-type="float" office:value="10">
            <text:p>10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1007"/>
        </table:table-row>
        <table:table-row table:style-name="ro2" table:number-rows-repeated="9907">
          <table:table-cell table:style-name="ce2"/>
          <table:table-cell/>
          <table:table-cell table:style-name="ce5" table:number-columns-repeated="7"/>
          <table:table-cell table:style-name="ce7"/>
          <table:table-cell table:number-columns-repeated="2"/>
          <table:table-cell table:style-name="ce8"/>
          <table:table-cell table:number-columns-repeated="1011"/>
        </table:table-row>
        <table:table-row table:style-name="ro2" table:number-rows-repeated="55536">
          <table:table-cell table:number-columns-repeated="9"/>
          <table:table-cell table:style-name="ce7"/>
          <table:table-cell table:number-columns-repeated="101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1:59</dc:date>
    <meta:editing-cycles>2</meta:editing-cycles>
    <meta:editing-duration>PT00H00M55S</meta:editing-duration>
    <dc:creator>Vladimir Korenev</dc:creator>
    <meta:document-statistic meta:table-count="1" meta:cell-count="733" meta:object-count="0"/>
    <meta:user-defined meta:name="Info 1"/>
    <meta:user-defined meta:name="Info 2"/>
    <meta:user-defined meta:name="Info 3"/>
    <meta:user-defined meta:name="Info 4"/>
  </office:meta>
</office:document-meta>
</file>